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align="center" fo:text-indent="0cm"/>
      <style:text-properties fo:font-size="14pt"/>
    </style:style>
    <style:style style:name="P2" style:family="paragraph">
      <style:paragraph-properties fo:text-align="center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11pt"/>
    </style:style>
    <style:style style:name="T1" style:family="text">
      <style:text-properties fo:font-size="14pt"/>
    </style:style>
    <style:style style:name="T2" style:family="text">
      <style:text-properties fo:font-size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2" draw:layer="layout" svg:width="2.794cm" svg:height="1.905cm" svg:x="11.303cm" svg:y="0.889cm">
          <text:p text:style-name="P1"><text:span text:style-name="T1">START</text:span></text:p>
        </draw:rect>
        <draw:line draw:style-name="gr2" draw:text-style-name="P3" draw:layer="layout" svg:x1="12.7cm" svg:y1="2.821cm" svg:x2="12.7cm" svg:y2="4.064cm">
          <text:p/>
        </draw:line>
        <draw:line draw:style-name="gr2" draw:text-style-name="P3" draw:layer="layout" svg:x1="12.7cm" svg:y1="5.904cm" svg:x2="12.7cm" svg:y2="7.174cm">
          <text:p/>
        </draw:line>
        <draw:frame draw:style-name="gr3" draw:text-style-name="P4" draw:layer="layout" svg:width="4.953cm" svg:height="0.725cm" svg:x="12.954cm" svg:y="3.002cm">
          <draw:text-box>
            <text:p text:style-name="P4"><text:span text:style-name="T2">Open registered</text:span></text:p>
          </draw:text-box>
        </draw:frame>
        <draw:rect draw:style-name="gr1" draw:text-style-name="P2" draw:layer="layout" svg:width="2.794cm" svg:height="1.905cm" svg:x="11.276cm" svg:y="3.999cm">
          <text:p text:style-name="P1"><text:span text:style-name="T1">OPENING</text:span></text:p>
        </draw:rect>
        <draw:rect draw:style-name="gr1" draw:text-style-name="P2" draw:layer="layout" svg:width="2.794cm" svg:height="1.905cm" svg:x="11.43cm" svg:y="10.668cm">
          <text:p text:style-name="P1"><text:span text:style-name="T1">READING</text:span></text:p>
        </draw:rect>
        <draw:rect draw:style-name="gr1" draw:text-style-name="P2" draw:layer="layout" svg:width="2.794cm" svg:height="1.905cm" svg:x="16.802cm" svg:y="10.665cm">
          <text:p text:style-name="P1"><text:span text:style-name="T1">CLOSING</text:span></text:p>
        </draw:rect>
        <draw:rect draw:style-name="gr1" draw:text-style-name="P2" draw:layer="layout" svg:width="2.794cm" svg:height="1.905cm" svg:x="11.303cm" svg:y="7.201cm">
          <text:p text:style-name="P1"><text:span text:style-name="T1">OPEN</text:span></text:p>
        </draw:rect>
        <draw:frame draw:style-name="gr3" draw:text-style-name="P4" draw:layer="layout" svg:width="4.953cm" svg:height="0.725cm" svg:x="12.855cm" svg:y="6.103cm">
          <draw:text-box>
            <text:p text:style-name="P4"><text:span text:style-name="T2">Open Completes</text:span></text:p>
          </draw:text-box>
        </draw:frame>
        <draw:rect draw:style-name="gr1" draw:text-style-name="P2" draw:layer="layout" svg:width="2.794cm" svg:height="1.905cm" svg:x="11.403cm" svg:y="14.224cm">
          <text:p text:style-name="P1"><text:span text:style-name="T1">CLOSED</text:span></text:p>
        </draw:rect>
        <draw:line draw:style-name="gr2" draw:text-style-name="P3" draw:layer="layout" svg:x1="12.192cm" svg:y1="9.144cm" svg:x2="12.192cm" svg:y2="10.541cm">
          <text:p/>
        </draw:line>
        <draw:line draw:style-name="gr2" draw:text-style-name="P3" draw:layer="layout" svg:x1="13.462cm" svg:y1="10.541cm" svg:x2="13.462cm" svg:y2="9.144cm">
          <text:p/>
        </draw:line>
        <draw:line draw:style-name="gr2" draw:text-style-name="P3" draw:layer="layout" svg:x1="14.097cm" svg:y1="7.493cm" svg:x2="18.034cm" svg:y2="10.668cm">
          <text:p/>
        </draw:line>
        <draw:frame draw:style-name="gr3" draw:text-style-name="P4" draw:layer="layout" svg:width="3.683cm" svg:height="0.725cm" svg:x="16.256cm" svg:y="8.419cm">
          <draw:text-box>
            <text:p text:style-name="P4"><text:span text:style-name="T2">Close registered</text:span></text:p>
          </draw:text-box>
        </draw:frame>
        <draw:frame draw:style-name="gr3" draw:text-style-name="P4" draw:layer="layout" svg:width="3.302cm" svg:height="0.725cm" svg:x="9.093cm" svg:y="9.525cm">
          <draw:text-box>
            <text:p text:style-name="P4"><text:span text:style-name="T2">Read registered</text:span></text:p>
          </draw:text-box>
        </draw:frame>
        <draw:frame draw:style-name="gr3" draw:text-style-name="P4" draw:layer="layout" svg:width="3.302cm" svg:height="1.199cm" svg:x="13.393cm" svg:y="9.526cm">
          <draw:text-box>
            <text:p text:style-name="P4"><text:span text:style-name="T2">Read Completes</text:span></text:p>
          </draw:text-box>
        </draw:frame>
        <draw:line draw:style-name="gr2" draw:text-style-name="P3" draw:layer="layout" svg:x1="17.753cm" svg:y1="12.573cm" svg:x2="14.197cm" svg:y2="14.732cm">
          <text:p/>
        </draw:line>
        <draw:frame draw:style-name="gr3" draw:text-style-name="P4" draw:layer="layout" svg:width="3.683cm" svg:height="0.725cm" svg:x="16.257cm" svg:y="13.22cm">
          <draw:text-box>
            <text:p text:style-name="P4"><text:span text:style-name="T2">Close Complet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uxi Sans'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1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12-19T10:00:10</meta:creation-date>
    <dc:date>2006-12-19T10:16:36</dc:date>
    <dc:language>en-US</dc:language>
    <meta:editing-cycles>5</meta:editing-cycles>
    <meta:editing-duration>PT16M29S</meta:editing-duration>
    <meta:user-defined meta:name="Info 1"/>
    <meta:user-defined meta:name="Info 2"/>
    <meta:user-defined meta:name="Info 3"/>
    <meta:user-defined meta:name="Info 4"/>
    <meta:document-statistic meta:object-count="41"/>
  </office:meta>
</office:document-meta>
</file>